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957" officeooo:paragraph-rsid="00002957"/>
    </style:style>
    <style:style style:name="P2" style:family="paragraph" style:parent-style-name="Standard">
      <style:text-properties officeooo:rsid="00002957" officeooo:paragraph-rsid="00017e98"/>
    </style:style>
    <style:style style:name="P3" style:family="paragraph" style:parent-style-name="Standard">
      <style:text-properties officeooo:rsid="00002957" officeooo:paragraph-rsid="0001bcaf"/>
    </style:style>
    <style:style style:name="P4" style:family="paragraph" style:parent-style-name="Standard">
      <style:text-properties officeooo:rsid="0001bcaf" officeooo:paragraph-rsid="0001bcaf"/>
    </style:style>
    <style:style style:name="P5" style:family="paragraph" style:parent-style-name="Standard">
      <style:text-properties officeooo:rsid="0012888e" officeooo:paragraph-rsid="00030db2"/>
    </style:style>
    <style:style style:name="P6" style:family="paragraph" style:parent-style-name="Standard">
      <style:text-properties officeooo:rsid="001194c3" officeooo:paragraph-rsid="00030db2"/>
    </style:style>
    <style:style style:name="P7" style:family="paragraph" style:parent-style-name="Standard">
      <style:text-properties officeooo:rsid="00030db2" officeooo:paragraph-rsid="00030db2"/>
    </style:style>
    <style:style style:name="P8" style:family="paragraph" style:parent-style-name="Preformatted_20_Text">
      <style:text-properties officeooo:rsid="00104629" officeooo:paragraph-rsid="00002957"/>
    </style:style>
    <style:style style:name="P9" style:family="paragraph" style:parent-style-name="Preformatted_20_Text">
      <style:text-properties officeooo:rsid="00104629" officeooo:paragraph-rsid="0001bcaf"/>
    </style:style>
    <style:style style:name="P10" style:family="paragraph" style:parent-style-name="Preformatted_20_Text">
      <style:text-properties officeooo:rsid="001194c3" officeooo:paragraph-rsid="00030db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30db2"/>
    </style:style>
    <style:style style:name="T1" style:family="text">
      <style:text-properties officeooo:rsid="00002957"/>
    </style:style>
    <style:style style:name="T2" style:family="text">
      <style:text-properties officeooo:rsid="0011db59"/>
    </style:style>
    <style:style style:name="T3" style:family="text">
      <style:text-properties officeooo:rsid="00017e98"/>
    </style:style>
    <style:style style:name="T4" style:family="text">
      <style:text-properties officeooo:rsid="0001bcaf"/>
    </style:style>
    <style:style style:name="T5" style:family="text">
      <style:text-properties officeooo:rsid="00142c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a Package</text:p>
      <text:p text:style-name="P1"/>
      <text:p text:style-name="P1">1 .binutils <text:s/>succesfully done</text:p>
      <text:p text:style-name="P1"/>
      <text:p text:style-name="P1">Steps: <text:s/></text:p>
      <text:p text:style-name="P1">sudo apt-get source binutils</text:p>
      <text:p text:style-name="P1"/>
      <text:p text:style-name="P1">sudo apt-get build-dep binutils</text:p>
      <text:p text:style-name="P1"/>
      <text:p text:style-name="P8"><text:span text:style-name="Source_20_Text">dpkg-buildpackage -rfakeroot -</text:span><text:span text:style-name="Source_20_Text"><text:span text:style-name="T2">us -uc</text:span></text:span></text:p>
      <text:p text:style-name="P1">or</text:p>
      <text:p text:style-name="P1"/>
      <text:p text:style-name="P1">sudo TARGET=arm dpkg-buildpackage -us -uc -b -d -rfakeroot</text:p>
      <text:p text:style-name="P1"/>
      <text:p text:style-name="P1">2. Gcc succesfully done</text:p>
      <text:p text:style-name="P1"/>
      <text:p text:style-name="P3">sudo apt-get build-dep <text:span text:style-name="T4">gcc-5</text:span></text:p>
      <text:p text:style-name="P3"/>
      <text:p text:style-name="P2">sudo apt-get source <text:s/><text:span text:style-name="T3">gcc-5</text:span></text:p>
      <text:p text:style-name="P2"/>
      <text:p text:style-name="P9"><text:span text:style-name="Source_20_Text">dpkg-buildpackage -rfakeroot -</text:span><text:span text:style-name="Source_20_Text"><text:span text:style-name="T2">us -uc</text:span></text:span></text:p>
      <text:p text:style-name="P9"><text:span text:style-name="Source_20_Text"/></text:p>
      <text:p text:style-name="P3"><text:span text:style-name="Source_20_Text"><text:span text:style-name="T1">sudo TARGET=arm dpkg-buildpackage -rfakeroot -us -uc</text:span></text:span></text:p>
      <text:p text:style-name="P1"/>
      <text:p text:style-name="P1"/>
      <text:p text:style-name="P4">3. Glibc <text:s text:c="2"/></text:p>
      <text:p text:style-name="P1"/>
      <text:p text:style-name="P3"><text:span text:style-name="T4">1 Method: </text:span>sudo apt-get build-dep <text:span text:style-name="T4">glibc-source</text:span></text:p>
      <text:p text:style-name="P3"/>
      <text:p text:style-name="P3"><text:s text:c="18"/>sudo apt-get source <text:s/><text:span text:style-name="T3">glibc-source</text:span></text:p>
      <text:p text:style-name="P3"/>
      <text:p text:style-name="P9"><text:span text:style-name="Source_20_Text"><text:tab/> <text:s text:c="2"/>dpkg-buildpackage -rfakeroot -</text:span><text:span text:style-name="Source_20_Text"><text:span text:style-name="T2">us -uc</text:span></text:span></text:p>
      <text:p text:style-name="P9"><text:span text:style-name="Source_20_Text"/></text:p>
      <text:p text:style-name="P9"><text:span text:style-name="Source_20_Text"><text:span text:style-name="T4">OR</text:span></text:span></text:p>
      <text:p text:style-name="P9"><text:span text:style-name="Source_20_Text"/></text:p>
      <text:p text:style-name="P3"><text:span text:style-name="Source_20_Text"><text:s text:c="8"/>sudo TARGET=arm dpkg-buildpackage -rfakeroot -us -uc</text:span></text:p>
      <text:p text:style-name="P1"/>
      <text:p text:style-name="P4">Method2:</text:p>
      <text:p text:style-name="P4"/>
      <text:p text:style-name="P4">sudo apt-get source glibc-source</text:p>
      <text:p text:style-name="P4">sudo apt-get build-dep glibc-source</text:p>
      <text:p text:style-name="P4">sudo dpkg-source -x glibc_2.23-0ubuntu10.dsc</text:p>
      <text:p text:style-name="P4">debuild | tee -a /home/shreyas/arm32_crs/test_glibc/Glibc_Build_Log1.txt</text:p>
      <text:p text:style-name="P4">export CROSS_COMPILE=arm-linux-gnueabihf-</text:p>
      <text:p text:style-name="P4">export ARCH=arm</text:p>
      <text:p text:style-name="P4">export CC=arm-linux-gnueabihf-gcc</text:p>
      <text:p text:style-name="P4">export LD=arm-linux-gnueabihf-ld</text:p>
      <text:p text:style-name="P4">export AR=arm-linux-gnueabihf-ar</text:p>
      <text:p text:style-name="P4">export AS=arm-linux-gnueabihf-as</text:p>
      <text:p text:style-name="P4">dpkg-architecture --target-arch armhf</text:p>
      <text:p text:style-name="P4">debuild | tee -a /home/shreyas/arm32_crs/test_glibc/Glibc_Build_Log1.txt</text:p>
      <text:p text:style-name="P1"/>
      <text:p text:style-name="P4">Method3:</text:p>
      <text:p text:style-name="P4"/>
      <text:p text:style-name="P10"><text:soft-page-break/></text:p>
      <text:p text:style-name="P10">apt-get source glibc-source</text:p>
      <text:p text:style-name="P11">sudo apt-get build-dep glibc-source</text:p>
      <text:p text:style-name="P10"><text:bookmark text:name="m_-5448551576081580833yui_3_16_0_ym19_1_1526124112634_13709"/><text:bookmark text:name="m_-5448551576081580833yui_3_16_0_ym19_1_1526124112634_13708"/>"<text:a xlink:type="simple" xlink:href="https://dl.armbian.com/_toolchains/gcc-linaro-5.5.0-2017.10-x86_64_aarch64-linux-gnu.tar.xz" text:style-name="Internet_20_link" text:visited-style-name="Visited_20_Internet_20_Link">https://dl.armbian.com/_toolchains/gcc-linaro-5.5.0-2017.10-x86_64_aarch64-linux-gnu.tar.xz</text:a>"</text:p>
      <text:p text:style-name="P10"><text:bookmark text:name="m_-5448551576081580833yui_3_16_0_ym19_1_1526124112634_137091"/><text:bookmark text:name="m_-5448551576081580833yui_3_16_0_ym19_1_1526124112634_137081"/>"<text:a xlink:type="simple" xlink:href="https://dl.armbian.com/_toolchains/gcc-linaro-6.4.1-2017.11-x86_64_arm-linux-gnueabihf.tar.xz" office:target-frame-name="_blank" xlink:show="new" text:style-name="Internet_20_link" text:visited-style-name="Visited_20_Internet_20_Link">https://dl.armbian.com/_toolchains/gcc-linaro-6.4.1-2017.11-x86_64_arm-linux-gnueabihf.tar.xz</text:a>"</text:p>
      <text:p text:style-name="P10"/>
      <text:p text:style-name="P6"/>
      <text:p text:style-name="P6">export ARCH=aarm64</text:p>
      <text:p text:style-name="P6">export CROSS_COMPILE=/home/systebui/Downloads/compiler/gcc-linaro-5.5.0-2017.10-x86_64_aarch64-linux-gnu/bin/aarch64-linux-gnu-</text:p>
      <text:p text:style-name="P6"/>
      <text:p text:style-name="P6">CROSS_COMPILE_AARCH64=/home/systebui/Downloads/compiler/gcc-linaro-5.5.0-2017.10-x86_64_aarch64-linux-gnu/bin/aarch64-linux-gnu-</text:p>
      <text:p text:style-name="P6"/>
      <text:p text:style-name="P5">export CROSS_COMPILE=/home/systebui/Downloads/compiler/gcc-linaro-6.4.1-2017.11-x86_64_arm-linux-gnueabihf/bin/arm-linux-gnueabihf-</text:p>
      <text:p text:style-name="P6"/>
      <text:p text:style-name="P6"/>
      <text:p text:style-name="P7">Method:3</text:p>
      <text:p text:style-name="P5"/>
      <text:p text:style-name="P5"/>
      <text:p text:style-name="P5">./<text:span text:style-name="T5">configure -v –build=arm-linux-gnu –host=x86_64-linux-gnu –target=arm-linux-gnu –enable-checking=release –enable-languages=c,c++ --disable-multi lib</text:span></text:p>
      <text:p text:style-name="P7">make</text:p>
      <text:p text:style-name="P7">make check</text:p>
      <text:p text:style-name="P7">make inst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7:50:53.724938678</meta:creation-date>
    <dc:date>2018-05-15T18:56:12.666748309</dc:date>
    <meta:editing-duration>PT17M15S</meta:editing-duration>
    <meta:editing-cycles>1</meta:editing-cycles>
    <meta:document-statistic meta:table-count="0" meta:image-count="0" meta:object-count="0" meta:page-count="2" meta:paragraph-count="46" meta:word-count="146" meta:character-count="1914" meta:non-whitespace-character-count="1778"/>
    <meta:generator>LibreOffice/5.1.6.2$Linux_X86_64 LibreOffice_project/10m0$Build-2</meta:generator>
  </office:meta>
</office:document-meta>
</file>